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15e0cf" officeooo:paragraph-rsid="0015e0cf"/>
    </style:style>
    <style:style style:name="P2" style:family="paragraph" style:parent-style-name="Standard">
      <style:text-properties fo:language="en" fo:country="US" officeooo:rsid="0017d86f" officeooo:paragraph-rsid="0017d86f"/>
    </style:style>
    <style:style style:name="P3" style:family="paragraph" style:parent-style-name="Standard">
      <style:text-properties fo:language="en" fo:country="US" officeooo:rsid="0017d86f" officeooo:paragraph-rsid="0018ecf8"/>
    </style:style>
    <style:style style:name="P4" style:family="paragraph" style:parent-style-name="Standard">
      <style:text-properties fo:language="el" fo:country="GR" officeooo:rsid="0015e0cf" officeooo:paragraph-rsid="0015e0cf"/>
    </style:style>
    <style:style style:name="T1" style:family="text">
      <style:text-properties fo:language="el" fo:country="GR"/>
    </style:style>
    <style:style style:name="T2" style:family="text">
      <style:text-properties fo:language="el" fo:country="GR" officeooo:rsid="0018ecf8"/>
    </style:style>
    <style:style style:name="T3" style:family="text">
      <style:text-properties fo:language="el" fo:country="GR" officeooo:rsid="0019c3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 <text:s/></text:p>
      <text:p text:style-name="P1">Η συγκεκριμένη διαδιακασία έκδοσης ψηφιακής υπογραφής δεν είναι έμπιστη <text:span text:style-name="T1">καθώς δεν υπάρχει κάποια διαδικασία ταυτοποίησης των στοιχείων που δίνουμε για την έκδοση του πιστοποιητικού.</text:span></text:p>
      <text:p text:style-name="P1"><text:span text:style-name="T1">Μπορούμε δηλαδή να δηλώσουμε ό,τι στοιχεία θέλουμε κατά τη δημιουργία του πιστοποιητικού.</text:span></text:p>
      <text:p text:style-name="P1"/>
      <text:p text:style-name="P4">2.</text:p>
      <text:p text:style-name="P2">a) <text:span text:style-name="T1">Συμμετρικό Κλειδί: Στην περίπτωση αυτή το τμήμα πρέπει να μοιράσει ξεχωριστά κλειδιά σε κάθε έναν χρήστη. Κάθε φορά που χρειάζεται επικοινωνία με κάποιον </text:span>server-<text:span text:style-name="T1">τομέα</text:span> <text:span text:style-name="T1">εκτός τμήματος (πχ βιβλιοθήκη) , θα ζητείται από το χρήστη το κλειδί του. Στη συνέχεια ο “ξένος” τομέας θα επικοινωνεί με το </text:span>server <text:span text:style-name="T1">του τμήματος στέλνοντας το κλειδί που του δώσε ο χρήστης. Αν το κλειδί υπάρχει στη βάση του </text:span>server <text:span text:style-name="T1">του τμήματος τότε ουσιαστικά το τμήμα εγγυάται για την ταυτότητα μας και μας επιτρέπεται η είσοδος στις υπηρεσίες που ζητήσαμε.</text:span></text:p>
      <text:p text:style-name="P2"><text:span text:style-name="T1"/></text:p>
      <text:p text:style-name="P2">b) Δ<text:span text:style-name="T1">ημόσιο (Ασσύμετρο) Κλειδί: Εδώ το τμήμα έχει μοιράσει σε κάθε χρήστη ένα ζευγάρι κλειδιών. Ένα ιδιωτικό και ένα δημόσιο. Τα δημόσια κλειδιά είναι προσβάσιμα απ'όλους και βρίσκονται στη βάση του τμήματος ενώ τα ιδιωτικά τα γνωρίζουν μόνο οι ιδιοκτήτες-χρήστες τους.</text:span></text:p>
      <text:p text:style-name="P3"><text:span text:style-name="T1">Τώρα κάθε φορά </text:span><text:span text:style-name="T2">π</text:span><text:span text:style-name="T1">ου χρειάζεται επικοινωνία με κάποιον </text:span>server-<text:span text:style-name="T1">τομέα</text:span> <text:span text:style-name="T1">εκτός τμήματος (πχ βιβλιοθήκη) , </text:span><text:span text:style-name="T3">ο χρήστης θα κρυπτογραφεί το μήνυμα του με το ιδιωτικό του κλειδί και ο τομέας του τμήματος αποκωδικοποιεί με το αντίστοιχο δημόσιο. Αν η διαδικασία αυτή πραγματοποιηθεί επιτυχώς τότε μας επιτρέπεται πρόσβαση στις υπηρεσίες που ζητήσαμ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6T18:41:57.456000000</meta:creation-date>
    <dc:date>2016-04-16T19:29:23.681000000</dc:date>
    <meta:editing-duration>PT31M12S</meta:editing-duration>
    <meta:editing-cycles>4</meta:editing-cycles>
    <meta:generator>LibreOffice/4.4.5.2$Windows_x86 LibreOffice_project/a22f674fd25a3b6f45bdebf25400ed2adff0ff99</meta:generator>
    <meta:document-statistic meta:table-count="0" meta:image-count="0" meta:object-count="0" meta:page-count="1" meta:paragraph-count="7" meta:word-count="215" meta:character-count="1409" meta:non-whitespace-character-count="1199"/>
  </office:meta>
</office:document-meta>
</file>

<file path=META-INF/documentsignatures.xml><?xml version="1.0" encoding="utf-8"?>
<document-signatures xmlns="urn:oasis:names:tc:opendocument:xmlns:digitalsignature:1.0">
  <Signature xmlns="http://www.w3.org/2000/09/xmldsig#" Id="ID_00c9000f00fc00c700f300e6004800c5009800d7008c00200007007e006500cf">
    <SignedInfo>
      <CanonicalizationMethod Algorithm="http://www.w3.org/TR/2001/REC-xml-c14n-20010315"/>
      <SignatureMethod Algorithm="http://www.w3.org/2000/09/xmldsig#rsa-sha1"/>
      <Reference URI="mimetype">
        <DigestMethod Algorithm="http://www.w3.org/2000/09/xmldsig#sha1"/>
        <DigestValue>kBA8vElORIEynUWPvr1bzZKG3hw=</DigestValue>
      </Reference>
      <Reference URI="Thumbnails/thumbnail.png">
        <DigestMethod Algorithm="http://www.w3.org/2000/09/xmldsig#sha1"/>
        <DigestValue>qCT2oZY91P74liIVnnSU4cXpU2Q=</DigestValue>
      </Reference>
      <Reference URI="styles.xml">
        <Transforms>
          <Transform Algorithm="http://www.w3.org/TR/2001/REC-xml-c14n-20010315"/>
        </Transforms>
        <DigestMethod Algorithm="http://www.w3.org/2000/09/xmldsig#sha1"/>
        <DigestValue>KWIEgpr+0uaArFcF7uuLK3FPfB4=</DigestValue>
      </Reference>
      <Reference URI="content.xml">
        <Transforms>
          <Transform Algorithm="http://www.w3.org/TR/2001/REC-xml-c14n-20010315"/>
        </Transforms>
        <DigestMethod Algorithm="http://www.w3.org/2000/09/xmldsig#sha1"/>
        <DigestValue>CzHHp7hcZE09f1TmunkT0Wm5AdI=</DigestValue>
      </Reference>
      <Reference URI="meta.xml">
        <Transforms>
          <Transform Algorithm="http://www.w3.org/TR/2001/REC-xml-c14n-20010315"/>
        </Transforms>
        <DigestMethod Algorithm="http://www.w3.org/2000/09/xmldsig#sha1"/>
        <DigestValue>O05+gDcKFxrEMIj4EbWyMPNY0UE=</DigestValue>
      </Reference>
      <Reference URI="settings.xml">
        <Transforms>
          <Transform Algorithm="http://www.w3.org/TR/2001/REC-xml-c14n-20010315"/>
        </Transforms>
        <DigestMethod Algorithm="http://www.w3.org/2000/09/xmldsig#sha1"/>
        <DigestValue>wFQAH8W584SuwERJk5VPUfEAzPg=</DigestValue>
      </Reference>
      <Reference URI="manifest.rdf">
        <DigestMethod Algorithm="http://www.w3.org/2000/09/xmldsig#sha1"/>
        <DigestValue>7NDWheT3P1M2fRjj+qtn5caji6g=</DigestValue>
      </Reference>
      <Reference URI="Configurations2/accelerator/current.xml">
        <DigestMethod Algorithm="http://www.w3.org/2000/09/xmldsig#sha1"/>
        <DigestValue>2jmj7l5rSw0yVb/vlWAYkK/YBwk=</DigestValue>
      </Reference>
      <Reference URI="META-INF/manifest.xml">
        <Transforms>
          <Transform Algorithm="http://www.w3.org/TR/2001/REC-xml-c14n-20010315"/>
        </Transforms>
        <DigestMethod Algorithm="http://www.w3.org/2000/09/xmldsig#sha1"/>
        <DigestValue>hSEn4kCZegWcpAep/alra6dUGaM=</DigestValue>
      </Reference>
      <Reference URI="#ID_0008005200fc008600ee0068004b0014009b0092001c009100a000fe00ab0010">
        <DigestMethod Algorithm="http://www.w3.org/2000/09/xmldsig#sha1"/>
        <DigestValue>gSCYteaFB2Ls48xqCTUq36Xk4dQ=</DigestValue>
      </Reference>
    </SignedInfo>
    <SignatureValue>PU8PDB8XGc/C4/CQaRKuVPr9iEGYKJMx5tdXfAlIbVPpdaQ8E0X9PIJVbuv7Q0QF
CS/lhD1oFrbeUTzqELdGO6PWM989uXCG1J9xNPxZjFkRJt9/Q5k503QfWeTqX7qY
49iqD01kAyzuUJB53OE3N3mdAAjqmo/pqucRRHH59vgKNpKyPiSFVibCbeLkUZAc
vvKG9illfrnlV9VyDgvCo+siv9B+NWjX3atPYXguq8Y5r7kpEMirOguCqitKwr0Y
p/mo9qHkDCqxMnJ/UnWpSDpAv8sc89Pc7Y59+G25uQGgOISwQ9AwMQfXARB6yaOE
pa5LHaJexKYOT75ZuszCpg==</SignatureValue>
    <KeyInfo>
      <X509Data>
        <X509IssuerSerial>
          <X509IssuerName>CN=StartCom Class 1 Client CA, OU=StartCom Certification Authority, O=StartCom Ltd., C=IL</X509IssuerName>
          <X509SerialNumber>86515920089213218397171055800335691691</X509SerialNumber>
        </X509IssuerSerial>
        <X509Certificate>MIIE8zCCA9ugAwIBAgIQQRZcMJoILsakvrKp3xtvqzANBgkqhkiG9w0BAQsFADB1
MQswCQYDVQQGEwJJTDEWMBQGA1UEChMNU3RhcnRDb20gTHRkLjEpMCcGA1UECxMg
U3RhcnRDb20gQ2VydGlmaWNhdGlvbiBBdXRob3JpdHkxIzAhBgNVBAMTGlN0YXJ0
Q29tIENsYXNzIDEgQ2xpZW50IENBMB4XDTE2MDQxMzA3NTIwNloXDTE3MDQxMzA3
NTIwNlowPjEaMBgGA1UEAwwRYzI4NDg1MkB0cmJ2bi5jb20xIDAeBgkqhkiG9w0B
CQEWEWMyODQ4NTJAdHJidm4uY29tMIIBIjANBgkqhkiG9w0BAQEFAAOCAQ8AMIIB
CgKCAQEAoCxphVDPK3q4VM0FB6FWRKEhBbYaE6l0qRvOZxdOmxkVRuIkcZVoDhdo
v55B1v6rZeLcl7+n7AKRjGFFRL4V/9dcfv8YlcYaK7APhqmnfn9ata0kgUUILO9M
76CV7/PMXApMqsudd/CMvo4ZwzJZU5jZD5XXkdxbk0bbIKQpOvg7fjp95sqcntU0
shguKjCpjReCdw1OUf3hh3O8vctS3ATGhVNE7w92e0WMTPPlulyvXFL64/Oh2LUi
SnBGt3owpFAh2l5VZs2gVLeL/l85hSI2d/skmn3YyFL+a9UGWoUe0wn/eEVn2GHA
8cEKIHQak2pi7ogKWyWP6+aiANWVowIDAQABo4IBtDCCAbAwDgYDVR0PAQH/BAQD
AgSwMB0GA1UdJQQWMBQGCCsGAQUFBwMCBggrBgEFBQcDBDAJBgNVHRMEAjAAMB0G
A1UdDgQWBBQjdLy89326oAH2339x0+Al6oV/tjAfBgNVHSMEGDAWgBQkgWw5Yb5J
D4+3G0YrySi1J0htaDBvBggrBgEFBQcBAQRjMGEwJAYIKwYBBQUHMAGGGGh0dHA6
Ly9vY3NwLnN0YXJ0c3NsLmNvbTA5BggrBgEFBQcwAoYtaHR0cDovL2FpYS5zdGFy
dHNzbC5jb20vY2VydHMvc2NhLmNsaWVudDEuY3J0MDgGA1UdHwQxMC8wLaAroCmG
J2h0dHA6Ly9jcmwuc3RhcnRzc2wuY29tL3NjYS1jbGllbnQxLmNybDAcBgNVHREE
FTATgRFjMjg0ODUyQHRyYnZuLmNvbTAjBgNVHRIEHDAahhhodHRwOi8vd3d3LnN0
YXJ0c3NsLmNvbS8wRgYDVR0gBD8wPTA7BgsrBgEEAYG1NwECBTAsMCoGCCsGAQUF
BwIBFh5odHRwOi8vd3d3LnN0YXJ0c3NsLmNvbS9wb2xpY3kwDQYJKoZIhvcNAQEL
BQADggEBAB8wEKv3JlsYfGCG7BvPCPFPA9zWdrotjTqD9Wl3wXRy8JXvWBCa1wB3
4z0j+QGQkoZSfGM5FGGiPDu/32agmWc1EyaCg/fmwE8io0GXXE0hS9IXJONUyVbo
wXJ07knwx9UCr+C6q16jBjBiIaUwqdcWdTTaGY749u+Y9aM81UO2TKaiFYO9qQq2
pNNO4nh0nyBKCUxWYoaX6eSsGlV2SAH27b6TH1EanBc+7LbnMkUJZgXJKA8VE1wQ
oYNYCko9qLWyhqkQyJ6lZQ865HNypScYiOqeuoBHclAOU+0jdKZyI74KRSS2SP4e
20YR3oWwKik0lNJoDjA21GhB44fqBfo=</X509Certificate>
      </X509Data>
    </KeyInfo>
    <Object>
      <SignatureProperties>
        <SignatureProperty Id="ID_0008005200fc008600ee0068004b0014009b0092001c009100a000fe00ab0010" Target="#ID_00c9000f00fc00c700f300e6004800c5009800d7008c00200007007e006500cf">
          <dc:date xmlns:dc="http://purl.org/dc/elements/1.1/">2016-04-16T19:30:55,788000000</dc:date>
        </SignatureProperty>
      </SignatureProperties>
    </Object>
  </Signature>
</document-signatures>
</file>